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es" fo:country="ES" officeooo:rsid="0019f797" officeooo:paragraph-rsid="0019f797"/>
    </style:style>
    <style:style style:name="P2" style:family="paragraph" style:parent-style-name="Standard">
      <style:text-properties officeooo:paragraph-rsid="002c69f5"/>
    </style:style>
    <style:style style:name="P3" style:family="paragraph" style:parent-style-name="Standard">
      <style:text-properties fo:language="es" fo:country="ES" style:text-underline-style="none" officeooo:rsid="0019f8a6" officeooo:paragraph-rsid="002c69f5"/>
    </style:style>
    <style:style style:name="T1" style:family="text">
      <style:text-properties style:text-underline-style="none"/>
    </style:style>
    <style:style style:name="T2" style:family="text">
      <style:text-properties officeooo:rsid="002e3c64"/>
    </style:style>
    <style:style style:name="T3" style:family="text">
      <style:text-properties officeooo:rsid="002fe407"/>
    </style:style>
    <style:style style:name="T4" style:family="text">
      <style:text-properties officeooo:rsid="002ff43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Una “fábrica pesada” de 600 metros cuadrados. Los obreros llegan, cada uno a su estación de trabajo: estaciones automatizadas, pero que aún requieren presencia humana para tareas fundamentales como la alimentación de los crisoles, los hornos, y el vertido del metal fundido en los moldes.</text:p>
      <text:p text:style-name="P2">Rafael entra a su puesto de trabajo, ya vestido con los delantales pesados de cuero, la máscara de filtrado y el casco con película protectora de 4 mm frente al rostro. Toma unas tenazas, sujeta el crisol y se dirige a la estación de carga, donde agrega 3 kg de hierro al pequeño recipiente.</text:p>
      <text:p text:style-name="P2">Luego camina hacia el horno. Introduce el crisol, baja la compuerta y enciende el horno. Lo programa a una temperatura de 7800 °C, dejando que el metal se derrita muy por encima de su punto de fusión, purificando el hierro tanto como sea posible. Rafael apaga el horno, pero no retira inmediatamente el crisol. Primero, oprime un botón y un 2 % del peso del hierro, en forma de carbón vegetal, es añadido al metal incandescente. Luego vuelve a encender el horno, esta vez a una temperatura de 3400 °C, transformando así el hierro en acero al carbono básico.</text:p>
      <text:p text:style-name="P2">Posteriormente, abre la puerta del horno. Un extractor con aspas, capaz de evacuar 3 m³ de gas por segundo, enfría los gases internos, ya que de otro modo el shock térmico habría matado a Rafael en un segundo tras abrir la puerta. Con sus tenazas, retira el crisol, que contiene acero fundido a unos 2000 °C, y camina unos pasos hasta su próxima estación.</text:p>
      <text:p text:style-name="P2">Allí se encuentra un generador de campos eléctricos de altísima potencia (2000 MW), que crea moldes electromagnéticos programables. Esto significa que el molde adopta la forma deseada e incluso puede expandirse gradualmente para que el vertido <text:s/>complete en una sola pasada lo que se desea producir. Al finalizar, se apaga el generador, el molde desaparece, y la pieza queda lista para su uso inmediato (aunque no se recomienda apagar el molde hasta que la aleación esté a temperatura ambiente).</text:p>
      <text:p text:style-name="P2">Rafael vierte el metal en el molde: una figura trapezoidal tridimensional, cuyos extremos están plegados sobre sí mismos, formando una sección semicircular. En la parte posterior se observa un círculo vacío, un hueco literal.</text:p>
      <text:p text:style-name="P2">Varios minutos después, activa la refrigeración y baja la temperatura rápidamente pero de forma controlada, evitando la fragili<text:span text:style-name="T3">z</text:span>ación de la pieza. En cuestión de minutos, la aleación desciende de ~2000 °C a temperatura ambiente. Apaga el generador, y la pieza, al dejar de estar suspendida, cae desde 10 cm de altura sobre la mesa de trabajo. Luego la recoge sin tenazas y la lleva a la estación de templado. Coloca dos electrodos en los extremos y eleva su temperatura a 900 °C.</text:p>
      <text:p text:style-name="P2">La pieza, al rojo vivo (casi blanca o amarilla, en un eufemismo), se introduce en un recipiente con aceite industrial para el temple, enfriado de forma n<text:span text:style-name="T4">ano-</text:span>eléctrica, logrando una cadencia de enfriamiento de entre 2 y 4 °C por minuto, con zonas diferenciadas para generar gradientes de dureza.</text:p>
      <text:p text:style-name="P2">En otra estación, Alberto toma un crisol igual, le agrega 2 kg de hierro, lo coloca en el horno a 7400 °C, añade carbón vegetal, y vuelve a poner el acero a 3400 °C. Lo retira y lo lleva a un generador electromagnético, que crea un molde en forma de cúpula semiesférica. Vierte el metal a 2000 °C, enfría la pieza y luego apaga el generador. Esta pieza, una cúpula, encaja en la abertura de la pieza trapezoidal hecha por Rafael. En la parte inferior de uno de sus extremos, hay un pequeño orificio circular de 1.25 mm de diámetro, y otro casi imperceptible de solo 0.007 mm.</text:p>
      <text:p text:style-name="P2">Al otro lado del edificio (una gran nave techada de 600 m² con estaciones distribuidas sin divisiones), Fernando coloca un bloque de aluminio de 16 cm x 8 cm x 4 cm sobre una plataforma circular. Un brazo robótico acerca una boquilla por donde sale un chorro de agua a 8945.678 bares, con microesferas de arcilla como abrasivo. La boquilla puede controlar vectorialmente el chorro mediante campos electromagnéticos, ya que se trata de agua ferrosa.</text:p>
      <text:p text:style-name="P2">El brazo esculpe el bloque de aluminio-litio, creando un miniblock. En otra estación, Fernando esculpe 72 pequeños pistones que encajan en ese bloque, formando un motor de 72 pistones en disposición triple en V-24.</text:p>
      <text:p text:style-name="P2">Rafael lleva su pieza a la penúltima estación, donde un brazo robot corta un rectángulo en la parte superior posterior del trapecio y lo extrae. Luego lo divide en cuatro piezas cuadradas, que de momento <text:soft-page-break/>se dejan a un lado. Alberto coloca su cúpula sobre el trapecio, en la abertura circular. La apariencia es inequívoca: es una torreta.</text:p>
      <text:p text:style-name="P2">Fernando trae el motor desde su estación y lo instala dentro del rectángulo previamente cortado. Un apéndice robótico más pequeño lo suelda en su lugar.</text:p>
      <text:p text:style-name="P2">Las cuatro piezas cuadradas se colocan sobre la torreta y se sueldan en los extremos mediante un sistema que permite abrirlas para futuras reparaciones del motor.</text:p>
      <text:p text:style-name="P2">Luego se introduce un tubo en la abertura de la cúpula, encajando perfectamente. Se agregan pines soldados y láminas de acero de 2 mm revisten la estructura. Se repite el proceso, agregando más pines y más capas hasta alcanzar un recubrimiento complejo.</text:p>
      <text:p text:style-name="P2">Sobre estas capas, se sueldan nuevos pernos y se colocan pequeños bloques rellenos con materiales aún no descritos. Finalmente, se añaden cadenas, lentes e instrumentos diversos (nota: antes de agregar las capas externas, se habían abierto las escotillas de acceso).</text:p>
      <text:p text:style-name="P2">Una vez terminado, el resultado es inconfundible: un carro de combate principal T-55… a escala. Se coloca en una caja de madera de 3 m x 0.75 m x 0.50 m. Rafael, Armando y Fernando repiten el proceso (nota: hay más equipos haciendo lo mismo), y en cuestión de minutos, terminan decenas de estos T-55 en miniatura (exactamente 6.47 cm x 3.37 cm x 2.40 cm), llenando la caja con cientos de réplicas.</text:p>
      <text:p text:style-name="P3">Las cajas llegan al frente. Allí, un rayo transmutador las apunta, y esas réplicas de 5 kg de peso se convierten en MBT totalmente funcionales de 50 toneladas… con cañones de 125 mm.</text:p>
      <text:p text:style-name="P1"><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Comment" style:family="paragraph" style:parent-style-name="Standard" style:class="extra">
      <style:text-properties fo:font-size="10pt" style:font-size-asian="10pt"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7.2$Linux_X86_64 LibreOffice_project/420$Build-2</meta:generator>
    <meta:editing-cycles>0</meta:editing-cycles>
    <meta:editing-duration>P0D</meta:editing-duration>
    <meta:document-statistic meta:table-count="0" meta:image-count="0" meta:object-count="0" meta:page-count="2" meta:paragraph-count="18" meta:word-count="1021" meta:character-count="5969" meta:non-whitespace-character-count="4967"/>
  </office:meta>
</office:document-meta>
</file>